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Verdana1" svg:font-family="Verdana" style:font-adornments="Fett" style:font-family-generic="swiss"/>
    <style:font-face style:name="Courier 10 Pitch1" svg:font-family="'Courier 10 Pitch'" style:font-pitch="fixed"/>
    <style:font-face style:name="Courier 10 Pitch" svg:font-family="'Courier 10 Pitch'" style:font-adornments="Standard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4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211170"/>
    </style:style>
    <style:style style:name="P2" style:family="paragraph" style:parent-style-name="Standard">
      <style:text-properties officeooo:paragraph-rsid="001f2a30"/>
    </style:style>
    <style:style style:name="P3" style:family="paragraph" style:parent-style-name="Standard">
      <style:text-properties officeooo:paragraph-rsid="001f30a3"/>
    </style:style>
    <style:style style:name="P4" style:family="paragraph" style:parent-style-name="Text_20_body">
      <style:text-properties officeooo:paragraph-rsid="00211170"/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Standard" style:list-style-name="L2">
      <style:text-properties officeooo:paragraph-rsid="001f30a3"/>
    </style:style>
    <style:style style:name="P9" style:family="paragraph" style:parent-style-name="Standard" style:list-style-name="L2">
      <style:text-properties officeooo:paragraph-rsid="001f2a30"/>
    </style:style>
    <style:style style:name="P10" style:family="paragraph" style:parent-style-name="Standard" style:list-style-name="L3">
      <style:text-properties officeooo:paragraph-rsid="00211170"/>
    </style:style>
    <style:style style:name="P11" style:family="paragraph" style:parent-style-name="Standard" style:list-style-name="L4">
      <style:text-properties officeooo:paragraph-rsid="00211170"/>
    </style:style>
    <style:style style:name="P12" style:family="paragraph" style:parent-style-name="Standard" style:list-style-name="L5">
      <style:text-properties officeooo:paragraph-rsid="00211170"/>
    </style:style>
    <style:style style:name="P13" style:family="paragraph" style:parent-style-name="Text_20_body" style:list-style-name="L1">
      <style:text-properties officeooo:paragraph-rsid="001f2a30"/>
    </style:style>
    <style:style style:name="P14" style:family="paragraph" style:parent-style-name="Heading_20_2">
      <style:text-properties officeooo:paragraph-rsid="0021117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ebfcb" style:font-style-asian="normal" style:font-style-complex="normal"/>
    </style:style>
    <style:style style:name="T3" style:family="text">
      <style:text-properties fo:font-style="normal" officeooo:rsid="00211170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211170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f2a3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f30a3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1170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dd0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11170" fo:background-color="#ffff00" style:font-style-asian="normal" style:font-weight-asian="normal" style:font-style-complex="normal" style:font-weight-complex="normal"/>
    </style:style>
    <style:style style:name="T12" style:family="text">
      <style:text-properties style:font-name="Courier 10 Pitch1" fo:font-style="normal" fo:font-weight="normal" officeooo:rsid="001f2a30" style:font-style-asian="normal" style:font-weight-asian="normal" style:font-style-complex="normal" style:font-weight-complex="normal"/>
    </style:style>
    <style:style style:name="T13" style:family="text">
      <style:text-properties style:font-name="Courier 10 Pitch1" fo:font-style="normal" fo:font-weight="normal" officeooo:rsid="00211170" style:font-style-asian="normal" style:font-weight-asian="normal" style:font-style-complex="normal" style:font-weight-complex="normal"/>
    </style:style>
    <style:style style:name="T14" style:family="text">
      <style:text-properties style:font-name="Courier 10 Pitch1" fo:font-style="normal" fo:font-weight="normal" officeooo:rsid="001f30a3" style:font-style-asian="normal" style:font-weight-asian="normal" style:font-style-complex="normal" style:font-weight-complex="normal"/>
    </style:style>
    <style:style style:name="T15" style:family="text">
      <style:text-properties style:font-name="Courier 10 Pitch1" fo:font-style="normal" fo:font-weight="bold" officeooo:rsid="001f30a3" style:font-style-asian="normal" style:font-weight-asian="bold" style:font-style-complex="normal" style:font-weight-complex="bold"/>
    </style:style>
    <style:style style:name="T16" style:family="text">
      <style:text-properties style:font-name="Courier 10 Pitch1" fo:font-style="normal" fo:font-weight="bold" officeooo:rsid="001f2a30" style:font-style-asian="normal" style:font-weight-asian="bold" style:font-style-complex="normal" style:font-weight-complex="bold"/>
    </style:style>
    <style:style style:name="T17" style:family="text">
      <style:text-properties style:font-name="Courier 10 Pitch1" fo:font-style="normal" fo:font-weight="bold" officeooo:rsid="00211170" style:font-style-asian="normal" style:font-weight-asian="bold" style:font-style-complex="normal" style:font-weight-complex="bold"/>
    </style:style>
    <style:style style:name="T18" style:family="text">
      <style:text-properties style:font-name="Courier 10 Pitch1" fo:font-style="normal" fo:font-weight="bold" officeooo:rsid="0023ed6f" style:font-style-asian="normal" style:font-weight-asian="bold" style:font-style-complex="normal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<text:a xlink:type="simple" xlink:href="#__RefHeading__2768_417626201" text:style-name="Internet_20_link" text:visited-style-name="Internet_20_link">1. </text:a>Übung: LOGGING<text:tab/>1</text:p>
          <text:p text:style-name="P5"><text:a xlink:type="simple" xlink:href="#__RefHeading__1135_301124173" text:style-name="Internet_20_link" text:visited-style-name="Internet_20_link">1.1. </text:a>Aufgabe: G2LOG erstellen<text:tab/>1</text:p>
          <text:p text:style-name="P7"><text:a xlink:type="simple" xlink:href="#__RefHeading__1137_301124173" text:style-name="Internet_20_link" text:visited-style-name="Internet_20_link">1.1.1. </text:a>First: Download, unzip and build<text:tab/>1</text:p>
          <text:p text:style-name="P7"><text:a xlink:type="simple" xlink:href="#__RefHeading__1139_301124173" text:style-name="Internet_20_link" text:visited-style-name="Internet_20_link">1.1.2. </text:a>Run Test example<text:tab/>2</text:p>
          <text:p text:style-name="P7"><text:a xlink:type="simple" xlink:href="#__RefHeading__1141_301124173" text:style-name="Internet_20_link" text:visited-style-name="Internet_20_link">1.1.3. </text:a>compile and run your own main.cpp<text:tab/>2</text:p>
          <text:p text:style-name="P5"><text:a xlink:type="simple" xlink:href="#__RefHeading__1133_301124173" text:style-name="Internet_20_link" text:visited-style-name="Internet_20_link">1.2. </text:a>Aufgabe: Syslog aus der glibc verwenden<text:tab/>2</text:p>
          <text:p text:style-name="P5"><text:a xlink:type="simple" xlink:href="#__RefHeading__1149_301124173" text:style-name="Internet_20_link" text:visited-style-name="Internet_20_link">1.3. </text:a>+Aufgabe: libg2log.a erstellen (old version)<text:tab/>3</text:p>
          <text:p text:style-name="P5"><text:a xlink:type="simple" xlink:href="#__RefHeading__2770_417626201" text:style-name="Internet_20_link" text:visited-style-name="Internet_20_link">1.4. </text:a>Fragen<text:tab/>4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2768_417626201"/>Übung: LOGGING<text:bookmark-end text:name="__RefHeading__2768_417626201"/></text:h>
      <text:h text:style-name="Heading_20_2" text:outline-level="2"><text:bookmark-start text:name="__RefHeading__1135_301124173"/><text:span text:style-name="Citation"><text:span text:style-name="T7">Aufgabe: <text:s/>G2LOG erstellen</text:span></text:span><text:bookmark-end text:name="__RefHeading__1135_301124173"/></text:h>
      <text:h text:style-name="Heading_20_3" text:outline-level="3"><text:bookmark-start text:name="__RefHeading__1137_301124173"/><text:span text:style-name="Citation"><text:span text:style-name="T7">First: </text:span></text:span><text:span text:style-name="Citation"><text:span text:style-name="T8">Download, unzip and build</text:span></text:span><text:bookmark-end text:name="__RefHeading__1137_301124173"/></text:h>
      <text:list xml:id="list5981583644076373311" text:style-name="L1">
        <text:list-item>
          <text:p text:style-name="P13"><text:span text:style-name="Citation"><text:span text:style-name="T7">Download: </text:span></text:span><text:a xlink:type="simple" xlink:href="https://bitbucket.org/KjellKod/g2log/downloads"><text:span text:style-name="Citation"><text:span text:style-name="T2">https://bitbucket.org/KjellKod/g2log/downloads</text:span></text:span></text:a><text:span text:style-name="Citation"><text:span text:style-name="T2"> </text:span></text:span></text:p>
        </text:list-item>
        <text:list-item>
          <text:p text:style-name="P13"><text:span text:style-name="Citation"><text:span text:style-name="T17">unzip</text:span></text:span><text:span text:style-name="Citation"><text:span text:style-name="T5">:<text:line-break/></text:span></text:span><text:span text:style-name="Citation"><text:span text:style-name="T9">if on unix: </text:span></text:span><text:span text:style-name="Citation"><text:span text:style-name="T7">unzip </text:span></text:span><text:span text:style-name="Citation"><text:span text:style-name="T9">into an unix filesystem (not vFat, ...)</text:span></text:span></text:p>
        </text:list-item>
        <text:list-item>
          <text:p text:style-name="P13"><text:span text:style-name="Citation"><text:span text:style-name="T7">build: </text:span></text:span><text:span text:style-name="Citation"><text:span text:style-name="T8">(on Linux)</text:span></text:span><text:span text:style-name="Citation"><text:span text:style-name="T7"><text:line-break/></text:span></text:span><text:span text:style-name="Citation"><text:span text:style-name="T15">cd g2log<text:line-break/>mkdir build<text:line-break/></text:span></text:span><text:span text:style-name="Citation"><text:span text:style-name="T18">cd build</text:span></text:span><text:span text:style-name="Citation"><text:span text:style-name="T15"><text:line-break/>cmake ..<text:line-break/>make</text:span></text:span><text:span text:style-name="Citation"><text:span text:style-name="T8"><text:line-break/></text:span></text:span></text:p>
        </text:list-item>
      </text:list>
      <text:p text:style-name="P3"><text:span text:style-name="Citation"><text:span text:style-name="T8">For other OS see:</text:span></text:span></text:p>
      <text:p text:style-name="P2"><text:span text:style-name="Citation"><text:span text:style-name="T12"># WINDOWS == README: Example how to setup environment + running an example </text:span></text:span></text:p>
      <text:p text:style-name="P2"><text:span text:style-name="Citation"><text:span text:style-name="T12"># Below written for VS11 (2012) </text:span></text:span></text:p>
      <text:p text:style-name="P2"><text:span text:style-name="Citation"><text:span text:style-name="T12"># 1. please use the "Visual Studio Command Prompt 11 (2012)" </text:span></text:span></text:p>
      <text:p text:style-name="P2"><text:span text:style-name="Citation"><text:span text:style-name="T12"># 2. from the g2log folder </text:span></text:span></text:p>
      <text:p text:style-name="P2"><text:span text:style-name="Citation"><text:span text:style-name="T12"># <text:s text:c="3"/>mkdir build </text:span></text:span></text:p>
      <text:p text:style-name="P2"><text:span text:style-name="Citation"><text:span text:style-name="T12"># <text:s text:c="3"/>cd build; </text:span></text:span></text:p>
      <text:p text:style-name="P2"><text:span text:style-name="Citation"><text:span text:style-name="T12"># 3. cmake -DCMAKE_BUILD_TYPE=Release -G "Visual Studio 11" .. </text:span></text:span></text:p>
      <text:p text:style-name="P2"><text:span text:style-name="Citation"><text:span text:style-name="T12"># <text:s text:c="13"/>the "Visual Studio 11" .. does not require just::thread! </text:span></text:span></text:p>
      <text:p text:style-name="P2"><text:span text:style-name="Citation"><text:span text:style-name="T12"># 4. msbuild g2log_by_kjellkod.sln /p:Configuration=Release </text:span></text:span></text:p>
      <text:p text:style-name="P2"><text:span text:style-name="Citation"><text:span text:style-name="T12"># 5. Release\g2log-FATAL-example.exe </text:span></text:span></text:p>
      <text:p text:style-name="P2"><text:span text:style-name="Citation"><text:span text:style-name="T12"># </text:span></text:span></text:p>
      <text:p text:style-name="P2"><text:span text:style-name="Citation"><text:span text:style-name="T16"># . LINUX:To try this out from folder g2log: </text:span></text:span></text:p>
      <text:p text:style-name="P2"><text:span text:style-name="Citation"><text:span text:style-name="T16"># <text:s text:c="3"/>mkdir build </text:span></text:span></text:p>
      <text:p text:style-name="P2"><text:span text:style-name="Citation"><text:span text:style-name="T16"># <text:s text:c="3"/>cd build </text:span></text:span></text:p>
      <text:p text:style-name="P2"><text:span text:style-name="Citation"><text:span text:style-name="T16"># <text:s text:c="3"/>cmake .. <text:s text:c="3"/># create makefiles in g2log/build directory </text:span></text:span></text:p>
      <text:p text:style-name="P2"><text:span text:style-name="Citation"><text:span text:style-name="T16"># <text:s text:c="3"/>make <text:s text:c="3"/># link active_object, g2log and example code to get an "example" executable </text:span></text:span></text:p>
      <text:p text:style-name="P2"><text:span text:style-name="Citation"><text:span text:style-name="T16"># <text:s text:c="4"/>./g2log-FATAL-example </text:span></text:span></text:p>
      <text:p text:style-name="P2"><text:span text:style-name="Citation"><text:span text:style-name="T12"># </text:span></text:span></text:p>
      <text:p text:style-name="P2"><text:span text:style-name="Citation"><text:span text:style-name="T12"># <text:s text:c="2"/>Clang on Linux </text:span></text:span></text:p>
      <text:p text:style-name="P2"><text:span text:style-name="Citation"><text:span text:style-name="T12"># <text:s text:c="2"/>From g2log/g2log </text:span></text:span></text:p>
      <text:p text:style-name="P2"><text:span text:style-name="Citation"><text:span text:style-name="T12"># <text:s text:c="2"/>mkdir build &amp;&amp; cd build </text:span></text:span></text:p>
      <text:p text:style-name="P2"><text:span text:style-name="Citation"><text:span text:style-name="T12"># <text:s text:c="2"/>cmake -DCMAKE_CXX_COMPILER=clang++ .. </text:span></text:span></text:p>
      <text:p text:style-name="P2"><text:span text:style-name="Citation"><text:span text:style-name="T12"># <text:s text:c="2"/>You can use: <text:s text:c="2"/>"VERBOSE=1 make" <text:s/>if you want to double-check settings otherwise just run </text:span></text:span></text:p>
      <text:p text:style-name="P2"><text:soft-page-break/><text:span text:style-name="Citation"><text:span text:style-name="T12"># <text:s text:c="2"/>"make -j"</text:span></text:span><text:span text:style-name="Citation"><text:span text:style-name="T7"> <text:s text:c="22"/></text:span></text:span></text:p>
      <text:p text:style-name="P2"><text:span text:style-name="Citation"><text:span text:style-name="T7"/></text:span></text:p>
      <text:p text:style-name="P2"><text:span text:style-name="Citation"><text:span text:style-name="T7"/></text:span></text:p>
      <text:h text:style-name="Heading_20_3" text:outline-level="3"><text:bookmark-start text:name="__RefHeading__1139_301124173"/><text:span text:style-name="Citation"><text:span text:style-name="T8">Run Test example</text:span></text:span><text:bookmark-end text:name="__RefHeading__1139_301124173"/></text:h>
      <text:p text:style-name="P2"><text:span text:style-name="Citation"><text:span text:style-name="T7"/></text:span></text:p>
      <text:list xml:id="list2787438813079450870" text:style-name="L2">
        <text:list-item>
          <text:p text:style-name="P8"><text:span text:style-name="Citation"><text:span text:style-name="T14">cd g2log/build</text:span></text:span></text:p>
        </text:list-item>
        <text:list-item>
          <text:p text:style-name="P8"><text:span text:style-name="Citation"><text:span text:style-name="T12">./g2log-FATAL-example</text:span></text:span></text:p>
        </text:list-item>
        <text:list-item>
          <text:p text:style-name="P9"><text:span text:style-name="Citation"><text:span text:style-name="T12">see: cat /tmp/g2log-FATAL-example.g2log.20150217-134352.log</text:span></text:span></text:p>
        </text:list-item>
      </text:list>
      <text:p text:style-name="P2"><text:span text:style-name="Citation"><text:span text:style-name="T12"/></text:span></text:p>
      <text:h text:style-name="Heading_20_3" text:outline-level="3"><text:bookmark-start text:name="__RefHeading__1141_301124173"/><text:span text:style-name="Citation"><text:span text:style-name="T9">compile and run your own main.cpp</text:span></text:span><text:bookmark-end text:name="__RefHeading__1141_301124173"/></text:h>
      <text:list xml:id="list4457909217630996006" text:style-name="L3">
        <text:list-item>
          <text:p text:style-name="P10"><text:span text:style-name="Citation"><text:span text:style-name="T14">cd g2log/test_example</text:span></text:span></text:p>
        </text:list-item>
        <text:list-item>
          <text:p text:style-name="P10"><text:span text:style-name="Citation"><text:span text:style-name="T14">g++ -std=c++11 -I ../src main.cpp -L../build -llib_g2logger -lpthread</text:span></text:span></text:p>
        </text:list-item>
      </text:list>
      <text:p text:style-name="P2"><text:span text:style-name="Citation"><text:span text:style-name="T12"/></text:span></text:p>
      <text:p text:style-name="P2"><text:span text:style-name="Citation"><text:span text:style-name="T12">-</text:span></text:span><text:span text:style-name="Citation"><text:span text:style-name="T13">L</text:span></text:span><text:span text:style-name="Citation"><text:span text:style-name="T9"> …. Library Path</text:span></text:span></text:p>
      <text:p text:style-name="P1"><text:span text:style-name="Citation"><text:span text:style-name="T13">-l</text:span></text:span><text:span text:style-name="Citation"><text:span text:style-name="T9"> …. library name lib_g2logger <text:s text:c="3"/>(is different from filename which is lib</text:span></text:span><text:span text:style-name="Citation"><text:span text:style-name="T11">lib_g2logger</text:span></text:span><text:span text:style-name="Citation"><text:span text:style-name="T9">.a</text:span></text:span></text:p>
      <text:p text:style-name="P1"><text:span text:style-name="Citation"><text:span text:style-name="T9"/></text:span></text:p>
      <text:p text:style-name="P1"><text:span text:style-name="Citation"><text:span text:style-name="T13">-I</text:span></text:span><text:span text:style-name="Citation"><text:span text:style-name="T9"> …. Path of header files</text:span></text:span></text:p>
      <text:p text:style-name="P1"><text:span text:style-name="Citation"><text:span text:style-name="T13">-std=c++11</text:span></text:span><text:span text:style-name="Citation"><text:span text:style-name="T9"> …. use c++11 Version</text:span></text:span></text:p>
      <text:p text:style-name="P1"><text:span text:style-name="Citation"><text:span text:style-name="T9"/></text:span></text:p>
      <text:p text:style-name="P1"><text:span text:style-name="Citation"><text:span text:style-name="T6"/></text:span></text:p>
      <text:h text:style-name="P14" text:outline-level="2"><text:bookmark-start text:name="__RefHeading__1133_301124173"/><text:span text:style-name="Citation"><text:span text:style-name="T6">Aufgabe: Syslog aus der glibc verwenden</text:span></text:span><text:bookmark-end text:name="__RefHeading__1133_301124173"/></text:h>
      <text:p text:style-name="P4"><text:span text:style-name="Citation"><text:span text:style-name="T6">Erstellen Sie eine kurze Zusammenfassung inkl. einem kleinen Beispiel. </text:span></text:span></text:p>
      <text:p text:style-name="P4"><text:a xlink:type="simple" xlink:href="http://www.infodrom.org/~joey/Writing/Linux-Magazin/syslog.html"><text:span text:style-name="Citation"><text:span text:style-name="T6">http://www.infodrom.org/~joey/Writing/Linux-Magazin/syslog.html</text:span></text:span></text:a><text:span text:style-name="Citation"><text:span text:style-name="T6"> </text:span></text:span></text:p>
      <text:p text:style-name="P4"><text:a xlink:type="simple" xlink:href="http://www.linuxselfhelp.com/gnu/glibc/html_chapter/libc_18.html"><text:span text:style-name="Citation"><text:span text:style-name="T6">http://www.linuxselfhelp.com/gnu/glibc/html_chapter/libc_18.html</text:span></text:span></text:a></text:p>
      <text:p text:style-name="P4"><text:span text:style-name="Citation"><text:span text:style-name="T6"/></text:span></text:p>
      <text:p text:style-name="P4"><text:span text:style-name="Citation"><text:span text:style-name="T6"/></text:span></text:p>
      <text:p text:style-name="code"><text:span text:style-name="Citation"><text:span text:style-name="T10">/* </text:span></text:span></text:p>
      <text:p text:style-name="code"><text:span text:style-name="Citation"><text:span text:style-name="T10">http://www.gnu.org/software/libc/manual/html_node/Syslog-Example.html </text:span></text:span></text:p>
      <text:p text:style-name="code"><text:span text:style-name="Citation"><text:span text:style-name="T10"/></text:span></text:p>
      <text:p text:style-name="code"><text:span text:style-name="Citation"><text:span text:style-name="T10">description: </text:span></text:span></text:p>
      <text:p text:style-name="code"><text:span text:style-name="Citation"><text:span text:style-name="T10">18.2.5 Syslog Example </text:span></text:span></text:p>
      <text:p text:style-name="code"><text:span text:style-name="Citation"><text:span text:style-name="T10"/></text:span></text:p>
      <text:p text:style-name="code"><text:span text:style-name="Citation"><text:span text:style-name="T10">Here is an example of openlog, syslog, and closelog: </text:span></text:span></text:p>
      <text:p text:style-name="code"><text:span text:style-name="Citation"><text:span text:style-name="T10"/></text:span></text:p>
      <text:p text:style-name="code"><text:span text:style-name="Citation"><text:span text:style-name="T10">This example sets the logmask so that debug and informational messages get </text:span></text:span></text:p>
      <text:p text:style-name="code"><text:span text:style-name="Citation"><text:span text:style-name="T10">discarded without ever reaching Syslog. So the second syslog in the example does nothing. </text:span></text:span></text:p>
      <text:p text:style-name="code"><text:span text:style-name="Citation"><text:span text:style-name="T10"><text:s/></text:span></text:span></text:p>
      <text:p text:style-name="code"><text:span text:style-name="Citation"><text:span text:style-name="T10">*/ </text:span></text:span></text:p>
      <text:p text:style-name="code"><text:span text:style-name="Citation"><text:span text:style-name="T10"/></text:span></text:p>
      <text:p text:style-name="code"><text:span text:style-name="Citation"><text:span text:style-name="T10">#include &lt;syslog.h&gt; </text:span></text:span></text:p>
      <text:p text:style-name="code"><text:span text:style-name="Citation"><text:span text:style-name="T10"/></text:span></text:p>
      <text:p text:style-name="code"><text:span text:style-name="Citation"><text:span text:style-name="T10">int main(){ </text:span></text:span></text:p>
      <text:p text:style-name="code"><text:span text:style-name="Citation"><text:span text:style-name="T10"><text:tab/>setlogmask (LOG_UPTO (LOG_NOTICE)); </text:span></text:span></text:p>
      <text:p text:style-name="code"><text:span text:style-name="Citation"><text:span text:style-name="T10"/></text:span></text:p>
      <text:p text:style-name="code"><text:span text:style-name="Citation"><text:span text:style-name="T10"><text:tab/>openlog ("exampleprog", LOG_CONS | LOG_PID | LOG_NDELAY, LOG_LOCAL1); </text:span></text:span></text:p>
      <text:p text:style-name="code"><text:span text:style-name="Citation"><text:span text:style-name="T10"/></text:span></text:p>
      <text:p text:style-name="code"><text:soft-page-break/><text:span text:style-name="Citation"><text:span text:style-name="T10"><text:tab/>syslog (LOG_NOTICE, "Program started by User %d", getuid ()); </text:span></text:span></text:p>
      <text:p text:style-name="code"><text:span text:style-name="Citation"><text:span text:style-name="T10"><text:tab/>syslog (LOG_INFO, "A tree falls in a forest"); </text:span></text:span></text:p>
      <text:p text:style-name="code"><text:span text:style-name="Citation"><text:span text:style-name="T10"/></text:span></text:p>
      <text:p text:style-name="code"><text:span text:style-name="Citation"><text:span text:style-name="T10"><text:tab/>closelog (); </text:span></text:span></text:p>
      <text:p text:style-name="code"><text:span text:style-name="Citation"><text:span text:style-name="T10"/></text:span></text:p>
      <text:p text:style-name="code"><text:span text:style-name="Citation"><text:span text:style-name="T10"><text:tab/>return 0; </text:span></text:span></text:p>
      <text:p text:style-name="code"><text:span text:style-name="Citation"><text:span text:style-name="T10">} </text:span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>/* </text:span></text:span></text:p>
      <text:p text:style-name="code"><text:span text:style-name="Citation"><text:span text:style-name="T10">## RUN: </text:span></text:span></text:p>
      <text:p text:style-name="code"><text:span text:style-name="Citation"><text:span text:style-name="T10"><text:tab/>shell 1: </text:span></text:span></text:p>
      <text:p text:style-name="code"><text:span text:style-name="Citation"><text:span text:style-name="T10"><text:tab/><text:tab/>sudo xconsole -file /dev/xconsole </text:span></text:span></text:p>
      <text:p text:style-name="code"><text:span text:style-name="Citation"><text:span text:style-name="T10"><text:tab/>shell 2: </text:span></text:span></text:p>
      <text:p text:style-name="code"><text:span text:style-name="Citation"><text:span text:style-name="T10"><text:tab/><text:tab/>logger "hello world!!!" </text:span></text:span></text:p>
      <text:p text:style-name="code"><text:span text:style-name="Citation"><text:span text:style-name="T10"><text:tab/>shell 3: </text:span></text:span></text:p>
      <text:p text:style-name="code"><text:span text:style-name="Citation"><text:span text:style-name="T10"><text:tab/><text:tab/>./test-syslog.exe </text:span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>## SEE ALL LOGS: </text:span></text:span></text:p>
      <text:p text:style-name="code"><text:span text:style-name="Citation"><text:span text:style-name="T10"><text:tab/>sudo cat /var/log/messages </text:span></text:span></text:p>
      <text:p text:style-name="code"><text:span text:style-name="Citation"><text:span text:style-name="T10"/></text:span></text:p>
      <text:p text:style-name="code"><text:span text:style-name="Citation"><text:span text:style-name="T10"/></text:span></text:p>
      <text:p text:style-name="code"><text:span text:style-name="Citation"><text:span text:style-name="T10">## configure on debian </text:span></text:span></text:p>
      <text:p text:style-name="code"><text:span text:style-name="Citation"><text:span text:style-name="T10">cat /etc/rsyslog.conf </text:span></text:span></text:p>
      <text:p text:style-name="P4"><text:span text:style-name="Citation"><text:span text:style-name="T6"/></text:span></text:p>
      <text:p text:style-name="P4"><text:span text:style-name="Citation"><text:span text:style-name="T6"/></text:span></text:p>
      <text:h text:style-name="P14" text:outline-level="2"><text:bookmark-start text:name="__RefHeading__1149_301124173"/><text:span text:style-name="Citation"><text:span text:style-name="T3">+</text:span></text:span><text:span text:style-name="Citation"><text:span text:style-name="T1">Aufgabe: libg2log.a erstellen </text:span></text:span><text:span text:style-name="Citation"><text:span text:style-name="T3">(old version)</text:span></text:span><text:bookmark-end text:name="__RefHeading__1149_301124173"/></text:h>
      <text:p text:style-name="P1"><text:a xlink:type="simple" xlink:href="https://bitbucket.org/KjellKod/g2log/src"><text:span text:style-name="Citation"><text:span text:style-name="T1">https://bitbucket.org/KjellKod/g2log/src</text:span></text:span></text:a></text:p>
      <text:p text:style-name="P1"><text:span text:style-name="Citation"><text:span text:style-name="T1"/></text:span></text:p>
      <text:p text:style-name="P1"><text:span text:style-name="Citation"><text:span text:style-name="T2"/></text:span></text:p>
      <text:p text:style-name="P1"><text:span text:style-name="Citation"><text:span text:style-name="T4">Wir wollen die Library libg2log.a erstellen und testen:</text:span></text:span></text:p>
      <text:list xml:id="list9155172824500944732" text:style-name="L4">
        <text:list-item>
          <text:p text:style-name="P11"><text:span text:style-name="Citation"><text:span text:style-name="T1">Entpacken Sie die Datei: g2log.zip und </text:span></text:span></text:p>
        </text:list-item>
        <text:list-item>
          <text:p text:style-name="P11"><text:span text:style-name="Citation"><text:span text:style-name="T1">studieren Sie die beiden Makefile und</text:span></text:span></text:p>
        </text:list-item>
        <text:list-item>
          <text:p text:style-name="P11"><text:span text:style-name="Citation"><text:span text:style-name="T1">studieren Sie das Programm: main.cpp</text:span></text:span></text:p>
        </text:list-item>
        <text:list-item>
          <text:p text:style-name="P11"><text:span text:style-name="Citation"><text:span text:style-name="T1">make lib</text:span></text:span></text:p>
        </text:list-item>
        <text:list-item>
          <text:p text:style-name="P11"><text:span text:style-name="Citation"><text:span text:style-name="T1">make main</text:span></text:span></text:p>
        </text:list-item>
        <text:list-item>
          <text:p text:style-name="P11"><text:span text:style-name="Citation"><text:span text:style-name="T1">make run</text:span></text:span></text:p>
        </text:list-item>
        <text:list-item>
          <text:p text:style-name="P11"><text:span text:style-name="Citation"><text:span text:style-name="T1">Vergleichen Sie den Inhalt der LOG-Datei mit den Anweisungen in main.cpp</text:span></text:span></text:p>
        </text:list-item>
      </text:list>
      <text:p text:style-name="P1"><text:span text:style-name="Citation"><text:span text:style-name="T1"><text:line-break/></text:span></text:span><text:span text:style-name="Citation"><text:span text:style-name="T4">Wir wollen nun die Division durch 0 testen:</text:span></text:span></text:p>
      <text:list xml:id="list144525242598438" text:continue-numbering="true" text:style-name="L4">
        <text:list-item>
          <text:p text:style-name="P11"><text:span text:style-name="Citation"><text:span text:style-name="T1">Ändern Sie main.cpp:<text:line-break/></text:span></text:span></text:p>
          <text:list>
            <text:list-item>
              <text:p text:style-name="P11"><text:span text:style-name="Citation"><text:span text:style-name="T4">// CHECK(2&lt;0)</text:span></text:span><text:span text:style-name="Citation"><text:span text:style-name="T1"> &lt;&lt; "TEST CHECK(): to see if design by contract works." &lt;&lt; </text:span></text:span></text:p>
            </text:list-item>
            <text:list-item>
              <text:p text:style-name="P11"><text:span text:style-name="Citation"><text:span text:style-name="T1">"This should be the LAST LINE of the log, and the programm will be terminated";</text:span></text:span></text:p>
            </text:list-item>
            <text:list-item>
              <text:p text:style-name="P11"><text:span text:style-name="Citation"><text:span text:style-name="T1"/></text:span></text:p>
            </text:list-item>
            <text:list-item>
              <text:p text:style-name="P11"><text:span text:style-name="Citation"><text:span text:style-name="T1">// try this</text:span></text:span></text:p>
            </text:list-item>
            <text:list-item>
              <text:p text:style-name="P11"><text:span text:style-name="Citation"><text:span text:style-name="T4">int x= 1000 / 0;<text:line-break/></text:span></text:span></text:p>
            </text:list-item>
          </text:list>
        </text:list-item>
        <text:list-item>
          <text:p text:style-name="P11"><text:span text:style-name="Citation"><text:span text:style-name="T6">make main</text:span></text:span></text:p>
        </text:list-item>
        <text:list-item>
          <text:p text:style-name="P11"><text:span text:style-name="Citation"><text:span text:style-name="T6">make run</text:span></text:span></text:p>
        </text:list-item>
        <text:list-item>
          <text:p text:style-name="P11"><text:soft-page-break/><text:span text:style-name="Citation"><text:span text:style-name="T1">Vergleichen Sie den Inhalt der LOG-Datei mit den Anweisungen in main.cpp</text:span></text:span></text:p>
        </text:list-item>
      </text:list>
      <text:p text:style-name="P1"><text:span text:style-name="Citation"><text:span text:style-name="T6"/></text:span></text:p>
      <text:h text:style-name="P14" text:outline-level="2"><text:bookmark-start text:name="__RefHeading__2770_417626201"/><text:span text:style-name="Citation"><text:span text:style-name="T6">Fragen</text:span></text:span><text:bookmark-end text:name="__RefHeading__2770_417626201"/></text:h>
      <text:p text:style-name="P1"><text:span text:style-name="Citation"><text:span text:style-name="T6">Beantworten Sie die folgenden Fragen:<text:line-break/></text:span></text:span></text:p>
      <text:list xml:id="list7934680012588657491" text:style-name="L5">
        <text:list-item>
          <text:p text:style-name="P12"><text:span text:style-name="Citation"><text:span text:style-name="T4">Singleton-muster</text:span></text:span></text:p>
          <text:list>
            <text:list-item>
              <text:p text:style-name="P12"><text:span text:style-name="Citation"><text:span text:style-name="T6">Welche Methoden müssen private gehalten werden? Und warum?<text:line-break/></text:span></text:span></text:p>
            </text:list-item>
          </text:list>
        </text:list-item>
        <text:list-item>
          <text:p text:style-name="P12"><text:span text:style-name="Citation"><text:span text:style-name="T4">g2log</text:span></text:span></text:p>
          <text:list>
            <text:list-item>
              <text:p text:style-name="P12"><text:span text:style-name="Citation"><text:span text:style-name="T6">Welche Logging-level gibt es?</text:span></text:span></text:p>
            </text:list-item>
            <text:list-item>
              <text:p text:style-name="P12"><text:span text:style-name="Citation"><text:span text:style-name="T6">In welcher Datei sind diese definiert?</text:span></text:span></text:p>
            </text:list-item>
            <text:list-item>
              <text:p text:style-name="P12"><text:span text:style-name="Citation"><text:span text:style-name="T6">Beschreiben Sie in aller Kürze, was g2log alles kann.</text:span></text:span></text:p>
            </text:list-item>
            <text:list-item>
              <text:p text:style-name="P12"><text:span text:style-name="Citation"><text:span text:style-name="T9">Was bedeuten die Flags -L und -l beim Übersetzen mit g++ ?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Verdana1" svg:font-family="Verdana" style:font-adornments="Fett" style:font-family-generic="swiss"/>
    <style:font-face style:name="Courier 10 Pitch1" svg:font-family="'Courier 10 Pitch'" style:font-pitch="fixed"/>
    <style:font-face style:name="Courier 10 Pitch" svg:font-family="'Courier 10 Pitch'" style:font-adornments="Standard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4" svg:font-family="Verdana" style:font-family-generic="swiss" style:font-pitch="variable"/>
    <style:font-face style:name="Verdana2" svg:font-family="Verdana" style:font-adornments="Fett" style:font-family-generic="swiss" style:font-pitch="variable"/>
    <style:font-face style:name="Verdana3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2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 fo:padding="0cm" fo:border-left="none" fo:border-right="none" fo:border-top="none" fo:border-bottom="0.51pt solid #993366" style:shadow="none">
        <style:background-image/>
      </style:paragraph-properties>
      <style:text-properties style:font-name="Verdana1"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3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10 Pitch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size="10pt" style:font-size-asian="10pt" style:font-name-complex="Courier New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4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4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Example" style:family="text">
      <style:text-properties style:font-name="Courier New1" style:font-name-asian="Courier New1" style:font-name-complex="Courier New1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4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CPP-logging.odt</text:file-name>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2-10T18:09:23</meta:creation-date>
    <meta:editing-cycles>8</meta:editing-cycles>
    <meta:editing-duration>PT40M38S</meta:editing-duration>
    <dc:date>2015-02-24T14:45:23.950228480</dc:date>
    <dc:creator>hofmann </dc:creator>
    <meta:document-statistic meta:table-count="0" meta:image-count="0" meta:object-count="0" meta:page-count="4" meta:paragraph-count="116" meta:word-count="613" meta:character-count="4121" meta:non-whitespace-character-count="348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informatik/.config/libreoffice/3/user/template/arbeitsunterlage.ott" meta:date="2013-02-10T18:09:23"/>
  </office:meta>
</office:document-meta>
</file>